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 svg:font-family="Tahoma"/>
    <style:font-face style:name="Verdana" svg:font-family="Verdana, Arial, Helvetica, 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ntarell" fo:font-size="12pt" fo:font-style="normal" officeooo:rsid="000c22e6" officeooo:paragraph-rsid="000c22e6" style:font-size-asian="12pt" style:font-style-asian="normal" style:font-size-complex="12pt" style:font-style-complex="normal"/>
    </style:style>
    <style:style style:name="P2" style:family="paragraph" style:parent-style-name="Standard">
      <style:text-properties style:font-name="Cantarell" fo:font-size="12pt" fo:font-style="normal" officeooo:rsid="000d4c8e" officeooo:paragraph-rsid="000d4c8e" style:font-size-asian="12pt" style:font-style-asian="normal" style:font-size-complex="12pt" style:font-style-complex="normal"/>
    </style:style>
    <style:style style:name="P3" style:family="paragraph" style:parent-style-name="Standard">
      <style:text-properties style:font-name="Cantarell" fo:font-size="12pt" fo:font-style="normal" officeooo:rsid="000e70f1" officeooo:paragraph-rsid="000e70f1" style:font-size-asian="12pt" style:font-style-asian="normal" style:font-size-complex="12pt" style:font-style-complex="normal"/>
    </style:style>
    <style:style style:name="P4" style:family="paragraph" style:parent-style-name="Standard">
      <style:text-properties style:font-name="Cantarell" fo:font-size="12pt" fo:font-style="normal" officeooo:rsid="000e70f1" officeooo:paragraph-rsid="001272dd" style:font-size-asian="12pt" style:font-style-asian="normal" style:font-size-complex="12pt" style:font-style-complex="normal"/>
    </style:style>
    <style:style style:name="P5" style:family="paragraph" style:parent-style-name="Standard">
      <style:text-properties style:font-name="Cantarell" fo:font-size="12pt" fo:font-style="normal" officeooo:rsid="000eadc0" officeooo:paragraph-rsid="000eadc0" style:font-size-asian="12pt" style:font-style-asian="normal" style:font-size-complex="12pt" style:font-style-complex="normal"/>
    </style:style>
    <style:style style:name="P6" style:family="paragraph" style:parent-style-name="Standard">
      <style:text-properties style:font-name="Cantarell" fo:font-size="12pt" fo:font-style="normal" officeooo:rsid="00104049" officeooo:paragraph-rsid="00104049" style:font-size-asian="12pt" style:font-style-asian="normal" style:font-size-complex="12pt" style:font-style-complex="normal"/>
    </style:style>
    <style:style style:name="T1" style:family="text">
      <style:text-properties fo:font-variant="normal" fo:text-transform="none" fo:color="#000000" loext:opacity="100%" fo:letter-spacing="normal" style:text-underline-style="none" fo:font-weight="normal" fo:background-color="transparent" loext:char-shading-value="0" style:font-weight-asian="bold" style:font-weight-complex="bold"/>
    </style:style>
    <style:style style:name="T2" style:family="text">
      <style:text-properties fo:font-variant="normal" fo:text-transform="none" fo:color="#000000" loext:opacity="100%" fo:letter-spacing="normal" style:text-underline-style="none" fo:font-weight="normal" officeooo:rsid="000eadc0" fo:background-color="transparent" loext:char-shading-value="0" style:font-weight-asian="bold" style:font-weight-complex="bold"/>
    </style:style>
    <style:style style:name="T3" style:family="text">
      <style:text-properties fo:font-variant="normal" fo:text-transform="none" fo:color="#000000" loext:opacity="100%" fo:letter-spacing="normal" style:text-underline-style="none" fo:font-weight="normal" officeooo:rsid="00104049" fo:background-color="transparent" loext:char-shading-value="0" style:font-weight-asian="bold" style:font-weight-complex="bold"/>
    </style:style>
    <style:style style:name="T4" style:family="text">
      <style:text-properties fo:font-variant="normal" fo:text-transform="none" fo:color="#000000" loext:opacity="100%" fo:letter-spacing="normal" style:text-underline-style="none" fo:font-weight="normal" officeooo:rsid="00110ab8" fo:background-color="transparent" loext:char-shading-value="0" style:font-weight-asian="bold" style:font-weight-complex="bold"/>
    </style:style>
    <style:style style:name="T5" style:family="text">
      <style:text-properties officeooo:rsid="001272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2°7</text:p>
      <text:p text:style-name="P1">chauve</text:p>
      <text:p text:style-name="P1"/>
      <text:p text:style-name="P1"><text:tab/><text:tab/><text:tab/><text:tab/><text:tab/><text:tab/>Histoire Contrôle </text:p>
      <text:p text:style-name="P1"/>
      <text:p text:style-name="P1"/>
      <text:p text:style-name="P2">1.1</text:p>
      <text:p text:style-name="P2">Astrolabe : l’astrolabe est un instrument qui permet de mesurer la hauteur des étoiles pour en déduire l’heur<text:span text:style-name="T5">e</text:span> et la latitude </text:p>
      <text:p text:style-name="P2">L’humanisme : l’humanisme est un mouvement pendant la rennaissance qui place l’homme et ses valeurs au dessue de tout les autres. </text:p>
      <text:p text:style-name="P3">Un mécène : <text:span text:style-name="T5">un mécène est une </text:span>personne qui aide <text:span text:style-name="T1">financièrement un artiste</text:span></text:p>
      <text:p text:style-name="P4"><text:span text:style-name="T1">Les indulgences : se sont des ‘’lettres’’ achetable a l’Église <text:s/>catholiques disant que si nous en avons une une nous sommes sûr d’aller au paradis </text:span></text:p>
      <text:p text:style-name="P3"><text:span text:style-name="T1">Traite négrière : esclavagisme des noirs </text:span></text:p>
      <text:p text:style-name="P3"><text:span text:style-name="T1">L’Inquisition : réugnion entre les dirigents de l’Église catholiques et protestents </text:span></text:p>
      <text:p text:style-name="P3"><text:span text:style-name="T1"/></text:p>
      <text:p text:style-name="P3"><text:span text:style-name="T1">1.2</text:span></text:p>
      <text:p text:style-name="P3"><text:span text:style-name="T1">Traité de Tordesillas : </text:span><text:span text:style-name="T2">1494</text:span></text:p>
      <text:p text:style-name="P3"><text:span text:style-name="T1">naissance de l’imprimerie : </text:span><text:span text:style-name="T2">1450</text:span></text:p>
      <text:p text:style-name="P3"><text:span text:style-name="T1">consile de Trente : </text:span><text:span text:style-name="T2">1545 à 1560</text:span></text:p>
      <text:p text:style-name="P3"><text:span text:style-name="T1">massacre de Saint Barthélémy : 1572</text:span></text:p>
      <text:p text:style-name="P3"><text:span text:style-name="T1"/></text:p>
      <text:p text:style-name="P5"><text:span text:style-name="T1">1.3</text:span></text:p>
      <text:p text:style-name="P5"><text:span text:style-name="T1">Ce tableau a été peint par Rafael pendant la rennaissance. Le tableau a été peint avec de la perspective (technique visant a déssiner en trois dimenssions sur une surfface plane). </text:span><text:span text:style-name="T3">Au centre du</text:span><text:span text:style-name="T1"> tableau nous voyons </text:span><text:span text:style-name="T3">une séparation </text:span><text:span text:style-name="T1">vertical dans le but de séparé les filles des garçons, ce tableau </text:span><text:span text:style-name="T3">représent</text:span><text:span text:style-name="T1"> josef passant une bague de fillancaille a marie, </text:span><text:span text:style-name="T3">nous voyons que ce tbleau date de la rennaissance car le peintre a signier son œuvre se qui ne se faisait pas avant, aussi il a utiliser de la perspective, technique qui n’éxistait pas avant. de plus, le peintre a fait un autoportrait de lui dans le tableau.</text:span></text:p>
      <text:p text:style-name="P5"><text:span text:style-name="T1"/></text:p>
      <text:p text:style-name="P6"><text:span text:style-name="T1">1.4</text:span></text:p>
      <text:p text:style-name="P6"><text:span text:style-name="T1">Dans les causes des grandes découvertes il y a le livre ‘’</text:span><text:span text:style-name="T4">le monde des merveilles’’ de Marco Paulo, dans ce livre Marco Paulo dit qu’il existe des androits dans lesquels on marcherait sur l’or, ou il y aurait des animaux fantastiques, en entendant cela les navigateurs, explorateurs ne purent s’empecher d’aller éssayer de trouver ces androits. Le commerce des épices est aussi une des noubreuse causes des grandes découvertes, la seule route existante pour <text:s/>aller en Inde fut bloquer par les Turcs, donc les pays européen on décider de trouver d’autres routes pour aller en Inde comme par exemple Vasco de Gama ou encore Christoph Colomb.</text:span></text:p>
      <text:p text:style-name="P3"><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 svg:font-family="Tahoma"/>
    <style:font-face style:name="Verdana" svg:font-family="Verdana, Arial, Helvetica, 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08:00:55.511698137</meta:creation-date>
    <dc:date>2022-03-23T08:53:04.686032041</dc:date>
    <meta:editing-duration>PT20M57S</meta:editing-duration>
    <meta:editing-cycles>4</meta:editing-cycles>
    <meta:generator>LibreOffice/7.0.4.2$Linux_X86_64 LibreOffice_project/00$Build-2</meta:generator>
    <meta:document-statistic meta:table-count="0" meta:image-count="0" meta:object-count="0" meta:page-count="1" meta:paragraph-count="19" meta:word-count="342" meta:character-count="2040" meta:non-whitespace-character-count="1691"/>
  </office:meta>
</office:document-meta>
</file>